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1000003480000020816C47286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draw:textarea-horizontal-align="justify" draw:textarea-vertical-align="middle" draw:auto-grow-height="false" fo:min-height="0.52cm" fo:min-width="2.499cm" fo:wrap-option="wrap" style:writing-mode="lr-tb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5.899cm" svg:height="9.841cm" svg:x="-0.012cm" svg:y="-0.002cm">
          <draw:image xlink:href="Pictures/10000001000003480000020816C47286.png" xlink:type="simple" xlink:show="embed" xlink:actuate="onLoad" draw:mime-type="image/png">
            <text:p/>
          </draw:image>
        </draw:frame>
        <draw:custom-shape draw:style-name="gr2" draw:text-style-name="P2" draw:layer="layout" svg:width="2.999cm" svg:height="0.77cm" svg:x="4.92cm" svg:y="3.99cm">
          <text:p text:style-name="P1"><text:span text:style-name="T1">Genres</text:span></text:p>
          <draw:enhanced-geometry svg:viewBox="0 0 21600 21600" draw:mirror-horizontal="false" draw:type="line-callout-1" draw:modifiers="-19044 -33926.8482490272 -1800 15520.6225680934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5.9cm" fo:page-height="9.85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2T13:01:36.231148770</meta:creation-date>
    <dc:date>2024-01-12T17:01:33.495416825</dc:date>
    <meta:editing-duration>PT22M48S</meta:editing-duration>
    <meta:editing-cycles>2</meta:editing-cycles>
    <meta:generator>LibreOffice/7.6.4.1$Linux_X86_64 LibreOffice_project/60$Build-1</meta:generator>
    <meta:document-statistic meta:object-count="2"/>
  </office:meta>
</office:document-meta>
</file>